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1" svg:font-family="Arial, Helvetica, sans-serif"/>
    <style:font-face style:name="Calaibri" svg:font-family="Calaibri"/>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F" svg:font-family="" style:font-family-generic="system"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size="12pt" fo:font-weight="bold" style:font-size-asian="12pt" style:font-weight-asian="bold" style:font-size-complex="12pt"/>
    </style:style>
    <style:style style:name="P4" style:family="paragraph" style:parent-style-name="Standard">
      <style:paragraph-properties fo:margin-left="1.27cm" fo:margin-right="0cm" fo:text-indent="0cm" style:auto-text-indent="false"/>
    </style:style>
    <style:style style:name="P5" style:family="paragraph" style:parent-style-name="Standard" style:master-page-name="First_20_Page">
      <style:paragraph-properties fo:text-align="center" style:justify-single-word="false" style:page-number="auto"/>
    </style:style>
    <style:style style:name="P6" style:family="paragraph" style:parent-style-name="List_20_Paragraph" style:list-style-name="WWNum1"/>
    <style:style style:name="P7" style:family="paragraph" style:parent-style-name="List_20_Paragraph" style:list-style-name="WWNum1">
      <style:paragraph-properties fo:break-before="page"/>
    </style:style>
    <style:style style:name="P8" style:family="paragraph" style:parent-style-name="List_20_Paragraph">
      <style:paragraph-properties fo:margin-left="1.905cm" fo:margin-right="0cm" fo:text-indent="0cm" style:auto-text-indent="false"/>
    </style:style>
    <style:style style:name="P9" style:family="paragraph" style:parent-style-name="List_20_Paragraph" style:list-style-name="WWNum1">
      <style:paragraph-properties fo:margin-left="1.905cm" fo:margin-right="0cm" fo:text-indent="0cm" style:auto-text-indent="false"/>
    </style:style>
    <style:style style:name="P10" style:family="paragraph" style:parent-style-name="List_20_Paragraph">
      <style:paragraph-properties fo:margin-left="1.905cm" fo:margin-right="0cm" fo:text-indent="0cm" style:auto-text-indent="false"/>
      <style:text-properties fo:font-size="12pt" fo:font-weight="bold" style:font-size-asian="12pt" style:font-weight-asian="bold" style:font-size-complex="12pt"/>
    </style:style>
    <style:style style:name="P11" style:family="paragraph" style:parent-style-name="List_20_Paragraph">
      <style:paragraph-properties fo:margin-left="1.905cm" fo:margin-right="0cm" fo:text-align="end" style:justify-single-word="false" fo:text-indent="0cm" style:auto-text-indent="false"/>
      <style:text-properties fo:color="#000000"/>
    </style:style>
    <style:style style:name="P12" style:family="paragraph" style:parent-style-name="List_20_Paragraph">
      <style:paragraph-properties fo:margin-left="1.905cm" fo:margin-right="0cm" fo:text-indent="0cm" style:auto-text-indent="false"/>
      <style:text-properties fo:color="#000000" fo:font-size="11.5pt" style:font-size-asian="11.5pt" style:font-size-complex="11.5pt"/>
    </style:style>
    <style:style style:name="P13" style:family="paragraph" style:parent-style-name="List_20_Paragraph">
      <style:paragraph-properties fo:margin-left="1.905cm" fo:margin-right="0cm" fo:text-indent="0cm" style:auto-text-indent="false" fo:break-before="page"/>
    </style:style>
    <style:style style:name="P14" style:family="paragraph" style:parent-style-name="List_20_Paragraph">
      <style:paragraph-properties fo:margin-left="3.175cm" fo:margin-right="0cm" fo:text-indent="0cm" style:auto-text-indent="false"/>
    </style:style>
    <style:style style:name="P15" style:family="paragraph" style:parent-style-name="List_20_Paragraph" style:list-style-name="WWNum1">
      <style:paragraph-properties fo:margin-left="3.175cm" fo:margin-right="0cm" fo:text-indent="0cm" style:auto-text-indent="false"/>
    </style:style>
    <style:style style:name="P16" style:family="paragraph" style:parent-style-name="List_20_Paragraph">
      <style:paragraph-properties fo:margin-left="3.175cm" fo:margin-right="0cm" fo:text-indent="0cm" style:auto-text-indent="false"/>
      <style:text-properties fo:font-size="12pt" style:font-size-asian="12pt" style:font-size-complex="12pt"/>
    </style:style>
    <style:style style:name="P17" style:family="paragraph" style:parent-style-name="List_20_Paragraph">
      <style:paragraph-properties fo:margin-left="3.175cm" fo:margin-right="0cm" fo:text-indent="0cm" style:auto-text-indent="false"/>
      <style:text-properties fo:font-size="12pt" fo:font-weight="bold" style:font-size-asian="12pt" style:font-weight-asian="bold" style:font-size-complex="12pt"/>
    </style:style>
    <style:style style:name="P18" style:family="paragraph" style:parent-style-name="List_20_Paragraph">
      <style:paragraph-properties fo:margin-left="2.54cm" fo:margin-right="0cm" fo:text-indent="0cm" style:auto-text-indent="false" fo:break-before="pag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6.002cm" style:type="right" style:leader-style="dotted" style:leader-text="."/>
        </style:tab-stops>
      </style:paragraph-properties>
    </style:style>
    <style:style style:name="P21" style:family="paragraph" style:parent-style-name="Contents_20_2">
      <style:paragraph-properties>
        <style:tab-stops>
          <style:tab-stop style:position="16.002cm" style:type="right" style:leader-style="dotted" style:leader-text="."/>
        </style:tab-stops>
      </style:paragraph-properties>
    </style:style>
    <style:style style:name="P22" style:family="paragraph" style:parent-style-name="Heading_20_1" style:list-style-name="L1">
      <style:paragraph-properties fo:break-before="page"/>
    </style:style>
    <style:style style:name="P23" style:family="paragraph" style:parent-style-name="Header">
      <style:paragraph-properties fo:text-align="end" style:justify-single-word="false"/>
    </style:style>
    <style:style style:name="P24" style:family="paragraph" style:parent-style-name="Footer">
      <style:paragraph-properties fo:text-align="end" style:justify-single-word="false"/>
    </style:style>
    <style:style style:name="P25" style:family="paragraph" style:parent-style-name="Heading_20_2" style:list-style-name="L1"/>
    <style:style style:name="T1" style:family="text">
      <style:text-properties fo:font-size="12pt" style:font-size-asian="12pt" style:font-name-complex="F" style:font-size-complex="12pt"/>
    </style:style>
    <style:style style:name="T2" style:family="text">
      <style:text-properties fo:font-size="12pt" fo:font-weight="bold" style:font-size-asian="12pt" style:font-weight-asian="bold" style:font-size-complex="12pt"/>
    </style:style>
    <style:style style:name="T3" style:family="text">
      <style:text-properties fo:font-weight="bold" style:font-weight-asian="bold" style:font-weight-complex="bold"/>
    </style:style>
    <style:style style:name="T4" style:family="text">
      <style:text-properties fo:font-size="16pt" fo:font-weight="bold" style:font-size-asian="16pt" style:font-weight-asian="bold" style:font-size-complex="16pt"/>
    </style:style>
    <style:style style:name="T5" style:family="text">
      <style:text-properties fo:font-size="20pt" fo:font-weight="bold" style:font-size-asian="20pt" style:font-weight-asian="bold" style:font-size-complex="20pt"/>
    </style:style>
    <style:style style:name="T6" style:family="text">
      <style:text-properties fo:color="#00000a" style:font-name="Calibri"/>
    </style:style>
    <style:style style:name="T7" style:family="text">
      <style:text-properties style:language-asian="de" style:country-asian="DE" style:font-name-complex="F"/>
    </style:style>
    <style:style style:name="T8" style:family="text">
      <style:text-properties text:display="none"/>
    </style:style>
    <style:style style:name="T9" style:family="text">
      <style:text-properties fo:font-size="14pt" fo:font-weight="bold" style:font-size-asian="14pt" style:font-weight-asian="bold" style:font-size-complex="14pt"/>
    </style:style>
    <style:style style:name="T10" style:family="text">
      <style:text-properties fo:color="#000000"/>
    </style:style>
    <style:style style:name="T11" style:family="text">
      <style:text-properties fo:color="#000000" fo:font-size="11.5pt" style:font-size-asian="11.5pt" style:font-size-complex="11.5pt"/>
    </style:style>
    <style:style style:name="T12" style:family="text">
      <style:text-properties fo:font-size="10pt" style:font-size-asian="10pt" style:font-name-complex="F" style:font-size-complex="10pt" style:font-weight-complex="bold"/>
    </style:style>
    <style:style style:name="T13" style:family="text">
      <style:text-properties fo:font-variant="normal" fo:text-transform="none" fo:color="#000000" style:font-name="Calibri2" fo:font-size="11pt" fo:letter-spacing="normal" fo:font-style="normal" fo:font-weight="normal" style:font-size-asian="11pt" style:font-size-complex="11pt"/>
    </style:style>
    <style:style style:name="T14" style:family="text">
      <style:text-properties style:font-name="Calibri2" fo:font-size="11pt" style:font-size-asian="11pt" style:font-size-complex="11pt"/>
    </style:style>
    <style:style style:name="T15" style:family="text">
      <style:text-properties style:font-name="Calibri2" fo:font-size="11pt" fo:font-weight="bold" style:font-size-asian="11pt" style:font-weight-asian="bold" style:font-size-complex="11pt" style:font-weight-complex="bold"/>
    </style:style>
    <style:style style:name="T16" style:family="text">
      <style:text-properties style:font-name="Calibri2" fo:font-size="11pt" fo:font-weight="normal" style:font-size-asian="11pt" style:font-weight-asian="normal" style:font-size-complex="11pt" style:font-weight-complex="normal"/>
    </style:style>
    <style:style style:name="T17" style:family="text">
      <style:text-properties style:use-window-font-color="true" fo:font-size="12pt" fo:font-weight="bold" style:font-size-asian="12pt" style:font-weight-asian="bold" style:font-size-complex="12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BGL (1UIB) SS13</text:span></text:p>
      <text:p text:style-name="Standard"/>
      <text:p text:style-name="P1"><text:span text:style-name="T4">Unternehmenssimulation: KMU in Konzern</text:span></text:p>
      <text:p text:style-name="Standard"/>
      <text:p text:style-name="Standard"/>
      <text:p text:style-name="P2">&lt;ggf. Unternehmenslogo&gt;</text:p>
      <text:p text:style-name="P2"/>
      <text:p text:style-name="P2"/>
      <text:p text:style-name="P1"><text:span text:style-name="T5">&lt;GLO-Track&gt;</text:span></text:p>
      <text:p text:style-name="P1"><text:span text:style-name="T5">im Konzern </text:span></text:p>
      <text:p text:style-name="P1"><text:span text:style-name="T5">&lt;Daimler Konzern&gt;</text:span></text:p>
      <text:p text:style-name="Standard"/>
      <text:p text:style-name="Standard"/>
      <text:p text:style-name="Standard"/>
      <text:p text:style-name="Standard"/>
      <text:p text:style-name="Standard">&lt;GruppenNr&gt;</text:p>
      <text:p text:style-name="Standard">&lt;Teampartner 1: Jando, Max, 1312825&gt;</text:p>
      <text:p text:style-name="Standard">&lt;Teampartner 2: Fruh, Patrick, 1314827&gt;</text:p>
      <text:p text:style-name="Standard"/>
      <text:p text:style-name="Standard"/>
      <text:p text:style-name="P19"><text:span text:style-name="T6">Inhaltsverzeichnis</text:span></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2261_1495819584"><text:s/>1.Unternehmensszenario<text:tab/>3</text:a></text:p>
          <text:p text:style-name="P21"><text:a xlink:type="simple" xlink:href="#__RefHeading__2266_1495819584"><text:s/>a)GLO-Track<text:tab/>3</text:a></text:p>
        </text:index-body>
      </text:table-of-content>
      <text:p text:style-name="Standard"><text:a xlink:type="simple" xlink:href="#_Toc343247863"/></text:p>
      <text:p text:style-name="Standard"/>
      <text:p text:style-name="Standard"/>
      <text:list xml:id="list2841193027799529829" text:style-name="L1">
        <text:list-item>
          <text:h text:style-name="P22" text:outline-level="1"><text:bookmark-start text:name="__RefHeading__2261_1495819584"/><text:bookmark-start text:name="_Toc343247863"/><text:span text:style-name="T9">Unternehmensszenario</text:span><text:bookmark-end text:name="__RefHeading__2261_1495819584"/><text:bookmark-end text:name="_Toc343247863"/></text:h>
          <text:list>
            <text:list-item>
              <text:h text:style-name="P25" text:outline-level="2"><text:bookmark-start text:name="__RefHeading__2266_1495819584"/><text:bookmark-start text:name="_Toc343247864"/><text:span text:style-name="T2">G</text:span><text:bookmark-end text:name="_Toc343247864"/><text:span text:style-name="T2">LO-Track</text:span><text:bookmark-end text:name="__RefHeading__2266_1495819584"/></text:h>
            </text:list-item>
          </text:list>
        </text:list-item>
      </text:list>
      <text:p text:style-name="P4">Wir gründeten die GLO-Track GmbH mit der Idee, dass viele Firmen ein Problem damit haben, dass die Mitarbeiter ordentlich die Geschäftsfahrten, sowie Privatfahrten dokumentieren. <text:s/>Hierzu entwarfen wir ein Stück Hardware, welches im Auto montiert wird, um Daten des Fahrzeuges zu empfangen und auszuwerten. Ziel ist es das Thema Fahrtenbuch vollständig zu automatisieren.</text:p>
      <text:h text:style-name="Heading_20_3" text:outline-level="3"><text:bookmark-start text:name="_Toc343247865"/><text:span text:style-name="T2">Daimler Konzern</text:span><text:bookmark-end text:name="_Toc343247865"/></text:h>
      <text:p text:style-name="P4">Wir gehören zum Konzern „Daimler Konzern“. Der Konzern ist mit seinen 18 Standorten nahezu in jeden Land der Welt vertreten . Der Daimler Konzern beinhaltet vier primäre <text:s/>und ein sekundäres Geschäftsfeld(er). Der sekundäre Teil rundet alle 4 primären Felder ab.</text:p>
      <text:p text:style-name="P4"><text:span text:style-name="T3">Primäre Geschäftsfelder:</text:span> <text:span text:style-name="T13">Pkw, Lkw, Transportern und Omnibussen</text:span><text:span text:style-name="T14"> <text:line-break/></text:span><text:span text:style-name="T15">Sekundäre Geschäftsfelder: </text:span><text:span text:style-name="T16">Maßgeschneiderte Serviceleistungen</text:span><text:span text:style-name="T14"> </text:span><text:bookmark-start text:name="_Toc343247866"/><text:span text:style-name="T14"><text:line-break/></text:span><text:bookmark-end text:name="_Toc343247866"/></text:p>
      <text:h text:style-name="Heading_20_3" text:outline-level="3"><text:span text:style-name="T17">Konzernbildung</text:span></text:h>
      <text:p text:style-name="List_20_Paragraph">Der Konzern wurde auf einer großen Automobilmesse auf uns Aufmerksam und ist ein faktischer Konzern. <text:s/>Unser Unternehmen ergänzt den Konzern in der Hinsicht, dass bereits fabrikneue Fahrzeuge mit unserem Produkt ausgerüstet werden. Somit kann der <text:s/>Konzern über ein bereits integriertes Fahrtenbuch-System in Fahrzeugen werben und vertreiben. <text:s text:c="2"/></text:p>
      <text:p text:style-name="Standard"/>
      <text:p text:style-name="P13"/>
      <text:list xml:id="list4169074802612819605" text:style-name="WWNum1">
        <text:list-item>
          <text:p text:style-name="P6"><text:bookmark-start text:name="_Toc343247867"/><text:span text:style-name="T9">Unternehmensstrategie</text:span><text:bookmark-end text:name="_Toc343247867"/></text:p>
          <text:list>
            <text:list-item>
              <text:p text:style-name="P9"><text:bookmark-start text:name="_Toc343247868"/><text:span text:style-name="T2">Unternehmensstrategie</text:span><text:bookmark-end text:name="_Toc343247868"/></text:p>
            </text:list-item>
          </text:list>
        </text:list-item>
      </text:list>
      <text:p text:style-name="P8">&lt;Beschreiben Sie hier Ihre Unternehmensvision und legen Sie Ihre Unternehmensziele in Einklang mit den Konzernzielen fest.&gt;</text:p>
      <text:p text:style-name="P8"/>
      <text:list xml:id="list34547833" text:continue-numbering="true" text:style-name="WWNum1">
        <text:list-item>
          <text:list>
            <text:list-item>
              <text:p text:style-name="P9"><text:bookmark-start text:name="_Toc343247869"/><text:span text:style-name="T2">Strategische Planung</text:span><text:bookmark-end text:name="_Toc343247869"/></text:p>
              <text:list>
                <text:list-item>
                  <text:p text:style-name="P15"><text:bookmark-start text:name="_Toc343247870"/><text:span text:style-name="T2">SWOT-Analyse und TOWS-Matrix</text:span><text:bookmark-end text:name="_Toc343247870"/></text:p>
                </text:list-item>
              </text:list>
            </text:list-item>
          </text:list>
        </text:list-item>
      </text:list>
      <text:p text:style-name="P14">&lt;Hinterlegen Sie hier Ihre SWOT-Analyse und Ihre TOWS-Matrix.&gt;</text:p>
      <text:p text:style-name="P16"/>
      <text:list xml:id="list34572898" text:continue-numbering="true" text:style-name="WWNum1">
        <text:list-item>
          <text:list>
            <text:list-item>
              <text:list>
                <text:list-item>
                  <text:p text:style-name="P15"><text:bookmark-start text:name="_Toc343247871"/><text:span text:style-name="T2">Marktanteils-/Marktwachstumsmatrix</text:span><text:bookmark-end text:name="_Toc343247871"/><text:span text:style-name="T2"> </text:span></text:p>
                </text:list-item>
              </text:list>
            </text:list-item>
          </text:list>
        </text:list-item>
      </text:list>
      <text:p text:style-name="P14">&lt;Hinterlegen Sie hier die Marktanteils-/Marktwachstumsmatrix für Ihre Produkte und Dienstleistungen.&gt;</text:p>
      <text:p text:style-name="P16"/>
      <text:list xml:id="list34545822" text:continue-numbering="true" text:style-name="WWNum1">
        <text:list-item>
          <text:list>
            <text:list-item>
              <text:list>
                <text:list-item>
                  <text:p text:style-name="P15"><text:bookmark-start text:name="_Toc343247872"/><text:span text:style-name="T2">Strategiealternative nach Porter</text:span><text:bookmark-end text:name="_Toc343247872"/></text:p>
                </text:list-item>
              </text:list>
            </text:list-item>
          </text:list>
        </text:list-item>
      </text:list>
      <text:p text:style-name="P14">&lt;Ordnen Sie Ihre Unternehmensstrategie in die Strategiealternativen nach Porter ein.&gt;</text:p>
      <text:p text:style-name="P16"/>
      <text:list xml:id="list34560111" text:continue-numbering="true" text:style-name="WWNum1">
        <text:list-item>
          <text:list>
            <text:list-item>
              <text:list>
                <text:list-item>
                  <text:p text:style-name="P15"><text:bookmark-start text:name="_Toc343247873"/><text:span text:style-name="T2">Marktfeldstrategie nach Ansoff</text:span><text:bookmark-end text:name="_Toc343247873"/></text:p>
                </text:list-item>
              </text:list>
            </text:list-item>
          </text:list>
        </text:list-item>
      </text:list>
      <text:p text:style-name="P14">&lt;Ordnen Sie Ihre Unternehmensstrategie in die Marktfeldstrategien nach Ansoff ein.&gt;</text:p>
      <text:p text:style-name="P17"/>
      <text:list xml:id="list34567709" text:continue-numbering="true" text:style-name="WWNum1">
        <text:list-item>
          <text:list>
            <text:list-item>
              <text:p text:style-name="P9"><text:bookmark-start text:name="_Toc343247874"/><text:span text:style-name="T2">Strategieumsetzung mit der Balanced Scorecard</text:span><text:bookmark-end text:name="_Toc343247874"/></text:p>
            </text:list-item>
          </text:list>
        </text:list-item>
      </text:list>
      <text:p text:style-name="P8">&lt;Hinterlegen Sie hier Ihre Balanced Scorecard mit 4 Perspektiven und strategischen Zielen, Messgrößen, Zielwerten und Maßnahmen je Perspektive.&gt;</text:p>
      <text:p text:style-name="Standard"/>
      <text:p text:style-name="P18"/>
      <text:list xml:id="list34566055" text:continue-numbering="true" text:style-name="WWNum1">
        <text:list-item>
          <text:p text:style-name="P6"><text:bookmark-start text:name="_Toc343247875"/><text:span text:style-name="T9">Organisationsstruktur</text:span><text:bookmark-end text:name="_Toc343247875"/></text:p>
          <text:list>
            <text:list-item>
              <text:p text:style-name="P9"><text:bookmark-start text:name="_Toc343247876"/><text:span text:style-name="T2">Organisationsform</text:span><text:bookmark-end text:name="_Toc343247876"/></text:p>
            </text:list-item>
          </text:list>
        </text:list-item>
      </text:list>
      <text:p text:style-name="P8">&lt;Erläutern Sie hier die Organisationsform Ihres Unternehmens und begründen Sie Ihre Entscheidung. Falls Sie Projekte in Ihrem Unternehmen bearbeiten, erläutern Sie bitte auch, welche Organisationsform für die Projektbearbeitung Sie gewählt haben.&gt;</text:p>
      <text:p text:style-name="P8"/>
      <text:list xml:id="list34563463" text:continue-numbering="true" text:style-name="WWNum1">
        <text:list-item>
          <text:list>
            <text:list-item>
              <text:p text:style-name="P9"><text:bookmark-start text:name="_Toc343247877"/><text:span text:style-name="T2">Organigramm</text:span><text:bookmark-end text:name="_Toc343247877"/></text:p>
            </text:list-item>
          </text:list>
        </text:list-item>
      </text:list>
      <text:p text:style-name="P8">&lt;Hinterlegen Sie hier das Organigramm Ihres Unternehmens&gt;.</text:p>
      <text:p text:style-name="Standard"/>
      <text:p text:style-name="P18"/>
      <text:list xml:id="list34573790" text:continue-numbering="true" text:style-name="WWNum1">
        <text:list-item>
          <text:p text:style-name="P6"><text:bookmark-start text:name="_Toc343247878"/><text:span text:style-name="T9">Personalmanagement</text:span><text:bookmark-end text:name="_Toc343247878"/></text:p>
          <text:list>
            <text:list-item>
              <text:p text:style-name="P9"><text:bookmark-start text:name="_Toc343247879"/><text:span text:style-name="T2">Personalbedarfsplanung mit Nettopersonalbedarfsrechnung</text:span><text:bookmark-end text:name="_Toc343247879"/></text:p>
            </text:list-item>
          </text:list>
        </text:list-item>
      </text:list>
      <text:p text:style-name="P8">&lt;Erläutern Sie hier Ihren Personalbedarf und führen Sie eine Nettopersonalbedarfsrechnung durch.&gt;</text:p>
      <text:p text:style-name="P8"/>
      <text:list xml:id="list34546338" text:continue-numbering="true" text:style-name="WWNum1">
        <text:list-item>
          <text:list>
            <text:list-item>
              <text:p text:style-name="P9"><text:bookmark-start text:name="_Toc343247880"/><text:span text:style-name="T2">Vergütungsstruktur und Stufenwertzahlverfahren</text:span><text:bookmark-end text:name="_Toc343247880"/></text:p>
            </text:list-item>
          </text:list>
        </text:list-item>
      </text:list>
      <text:p text:style-name="P8">&lt;Hinterlegen Sie hier Ihre Vergütungsstruktur und das zugrunde liegende Stufenwertzahlverfahren.&gt;</text:p>
      <text:p text:style-name="P8"/>
      <text:list xml:id="list34568168" text:continue-numbering="true" text:style-name="WWNum1">
        <text:list-item>
          <text:list>
            <text:list-item>
              <text:p text:style-name="P9"><text:bookmark-start text:name="_Toc343247881"/><text:span text:style-name="T2">Personalführungskonzept</text:span><text:bookmark-end text:name="_Toc343247881"/></text:p>
            </text:list-item>
          </text:list>
        </text:list-item>
      </text:list>
      <text:p text:style-name="P8">&lt;Beschreiben Sie hier Ihr Personalführungskonzept.&gt;</text:p>
      <text:p text:style-name="Standard"/>
      <text:list xml:id="list34555542" text:continue-numbering="true" text:style-name="WWNum1">
        <text:list-item>
          <text:p text:style-name="P7"><text:bookmark-start text:name="_Toc343247882"/><text:span text:style-name="T9">Marketing und Vertrieb</text:span><text:bookmark-end text:name="_Toc343247882"/></text:p>
          <text:list>
            <text:list-item>
              <text:p text:style-name="P9"><text:bookmark-start text:name="_Toc343247883"/><text:span text:style-name="T2">Produktmanagement</text:span><text:bookmark-end text:name="_Toc343247883"/></text:p>
            </text:list-item>
          </text:list>
        </text:list-item>
      </text:list>
      <text:p text:style-name="P8">&lt;Erläutern Sie hier Ihr Produktmanagement.&gt;</text:p>
      <text:p text:style-name="P8"/>
      <text:list xml:id="list34575233" text:continue-numbering="true" text:style-name="WWNum1">
        <text:list-item>
          <text:list>
            <text:list-item>
              <text:p text:style-name="P9"><text:bookmark-start text:name="_Toc343247884"/><text:span text:style-name="T2">Preismanagement</text:span><text:bookmark-end text:name="_Toc343247884"/></text:p>
            </text:list-item>
          </text:list>
        </text:list-item>
      </text:list>
      <text:p text:style-name="P8">&lt;Erläutern Sie hier Ihr Preismanagement.&gt;</text:p>
      <text:p text:style-name="P10"/>
      <text:list xml:id="list34559121" text:continue-numbering="true" text:style-name="WWNum1">
        <text:list-item>
          <text:list>
            <text:list-item>
              <text:p text:style-name="P9"><text:bookmark-start text:name="_Toc343247885"/><text:span text:style-name="T2">Kommunikationsmanagement</text:span><text:bookmark-end text:name="_Toc343247885"/></text:p>
            </text:list-item>
          </text:list>
        </text:list-item>
      </text:list>
      <text:p text:style-name="P8">&lt;Erläutern Sie hier Ihr Kommunikationsmanagement.&gt;</text:p>
      <text:p text:style-name="P10"/>
      <text:list xml:id="list34562524" text:continue-numbering="true" text:style-name="WWNum1">
        <text:list-item>
          <text:list>
            <text:list-item>
              <text:p text:style-name="P9"><text:bookmark-start text:name="_Toc343247886"/><text:span text:style-name="T2">Vertriebsmanagement</text:span><text:bookmark-end text:name="_Toc343247886"/></text:p>
            </text:list-item>
          </text:list>
        </text:list-item>
      </text:list>
      <text:p text:style-name="P8">&lt;Erläutern Sie hier Ihr Vertriebsmanagement.&gt;</text:p>
      <text:p text:style-name="P3"/>
      <text:list xml:id="list34549942" text:continue-numbering="true" text:style-name="WWNum1">
        <text:list-item>
          <text:p text:style-name="P7"><text:bookmark-start text:name="_Toc343247887"/><text:span text:style-name="T9">Leistungserstellung</text:span><text:bookmark-end text:name="_Toc343247887"/></text:p>
          <text:list>
            <text:list-item>
              <text:p text:style-name="P9"><text:bookmark-start text:name="_Toc343247888"/><text:span text:style-name="T2">Produkt mit Stückliste und Arbeitsplan</text:span><text:bookmark-end text:name="_Toc343247888"/></text:p>
            </text:list-item>
          </text:list>
        </text:list-item>
      </text:list>
      <text:p text:style-name="P8">&lt;Hinterlegen Sie hier Stückliste und Arbeitsplan für Ihr (materielles) Produkt. &gt;</text:p>
      <text:p text:style-name="P8"/>
      <text:list xml:id="list34563942" text:continue-numbering="true" text:style-name="WWNum1">
        <text:list-item>
          <text:list>
            <text:list-item>
              <text:p text:style-name="P9"><text:bookmark-start text:name="_Toc343247889"/><text:span text:style-name="T2">Beschaffung</text:span><text:bookmark-end text:name="_Toc343247889"/></text:p>
            </text:list-item>
          </text:list>
        </text:list-item>
      </text:list>
      <text:p text:style-name="P8">&lt;Beschreiben Sie hier Ihr Beschaffungskonzept.&gt;</text:p>
      <text:p text:style-name="P8"/>
      <text:list xml:id="list34571084" text:continue-numbering="true" text:style-name="WWNum1">
        <text:list-item>
          <text:list>
            <text:list-item>
              <text:p text:style-name="P9"><text:bookmark-start text:name="_Toc343247890"/><text:span text:style-name="T2">Disposition</text:span><text:bookmark-end text:name="_Toc343247890"/></text:p>
            </text:list-item>
          </text:list>
        </text:list-item>
      </text:list>
      <text:p text:style-name="P8">&lt;Erläutern Sie hier Ihr Vorgehen für die Materialbedarfsplanung.&gt;</text:p>
      <text:p text:style-name="P8"/>
      <text:list xml:id="list34550445" text:continue-numbering="true" text:style-name="WWNum1">
        <text:list-item>
          <text:list>
            <text:list-item>
              <text:p text:style-name="P9"><text:bookmark-start text:name="_Toc343247891"/><text:span text:style-name="T2">Produktion</text:span><text:bookmark-end text:name="_Toc343247891"/></text:p>
            </text:list-item>
          </text:list>
        </text:list-item>
      </text:list>
      <text:p text:style-name="P8">&lt;Erläutern Sie hier Ihre Produktion.&gt;</text:p>
      <text:p text:style-name="P8"/>
      <text:list xml:id="list34574977" text:continue-numbering="true" text:style-name="WWNum1">
        <text:list-item>
          <text:list>
            <text:list-item>
              <text:p text:style-name="P9"><text:bookmark-start text:name="_Toc343247892"/><text:span text:style-name="T2">Optimierung des Produktionsprogramms mit linearer Optimierung</text:span><text:bookmark-end text:name="_Toc343247892"/></text:p>
            </text:list-item>
          </text:list>
        </text:list-item>
      </text:list>
      <text:p text:style-name="P8">&lt;Führen Sie hier eine Optimierung Ihres Produktionsprogramms für Ihr (materielles) Produkt und Ihre Dienstleistung mit Hilfe der linearen Optimierung durch.&gt;</text:p>
      <text:p text:style-name="P8"/>
      <text:list xml:id="list34571161" text:continue-numbering="true" text:style-name="WWNum1">
        <text:list-item>
          <text:list>
            <text:list-item>
              <text:p text:style-name="P9"><text:bookmark-start text:name="_Toc343247893"/><text:span text:style-name="T2">Fertigungssimulation</text:span><text:bookmark-end text:name="_Toc343247893"/></text:p>
            </text:list-item>
          </text:list>
        </text:list-item>
      </text:list>
      <text:p text:style-name="P8">&lt;Simulieren Sie hier die Fertigung Ihres (materiellen) Produkts, indem Sie einen Fertigungsauftrag einfügen und die einzelnen Rückmeldeschritte für Materialverwendung gemäß Stückliste und Arbeitsvorgänge gemäß Arbeitsplan auflisten. Fügen Sie außerdem ein Foto des fertigen Produkts ein.&gt;</text:p>
      <text:p text:style-name="Standard"/>
      <text:p text:style-name="P13"/>
      <text:list xml:id="list34549574" text:continue-numbering="true" text:style-name="WWNum1">
        <text:list-item>
          <text:p text:style-name="P6"><text:bookmark-start text:name="_Toc343247894"/><text:span text:style-name="T9">Kostenrechnung</text:span><text:bookmark-end text:name="_Toc343247894"/></text:p>
          <text:list>
            <text:list-item>
              <text:p text:style-name="P9"><text:bookmark-start text:name="_Toc343247895"/><text:span text:style-name="T2">Betriebsabrechnungsbogen</text:span><text:bookmark-end text:name="_Toc343247895"/></text:p>
            </text:list-item>
          </text:list>
        </text:list-item>
      </text:list>
      <text:p text:style-name="P8">&lt;Hinterlegen Sie hier Ihren Betriebsabrechnungsbogen und führen Sie die Berechnung der Zuschlagssätze durch.&gt;</text:p>
      <text:p text:style-name="P8"/>
      <text:list xml:id="list34561367" text:continue-numbering="true" text:style-name="WWNum1">
        <text:list-item>
          <text:list>
            <text:list-item>
              <text:p text:style-name="P9"><text:bookmark-start text:name="_Toc343247896"/><text:span text:style-name="T2">Produktkalkulation</text:span><text:bookmark-end text:name="_Toc343247896"/></text:p>
            </text:list-item>
          </text:list>
        </text:list-item>
      </text:list>
      <text:p text:style-name="P8">&lt;Kalkulieren Sie hier die Herstell- und Selbstkosten für Ihre Produkte / Dienstleistungen.&gt;</text:p>
      <text:p text:style-name="P8"/>
      <text:list xml:id="list34567692" text:continue-numbering="true" text:style-name="WWNum1">
        <text:list-item>
          <text:list>
            <text:list-item>
              <text:p text:style-name="P9"><text:bookmark-start text:name="_Toc343247897"/><text:span text:style-name="T2">Deckungsbeitragsrechnung</text:span><text:bookmark-end text:name="_Toc343247897"/></text:p>
            </text:list-item>
          </text:list>
        </text:list-item>
      </text:list>
      <text:p text:style-name="P8">&lt;Führen Sie hier eine einstufige Deckungsbeitragsrechnung für Ihren Mehrproduktbetrieb durch.&gt;</text:p>
      <text:p text:style-name="Standard"/>
      <text:list xml:id="list34562210" text:continue-numbering="true" text:style-name="WWNum1">
        <text:list-item>
          <text:p text:style-name="P7"><text:bookmark-start text:name="_Toc343247898"/><text:span text:style-name="T9">Investitionsrechnung</text:span><text:bookmark-end text:name="_Toc343247898"/></text:p>
          <text:list>
            <text:list-item>
              <text:p text:style-name="P9"><text:bookmark-start text:name="_Toc343247899"/><text:span text:style-name="T2">Entscheidungsalternativen für die Investition</text:span><text:bookmark-end text:name="_Toc343247899"/></text:p>
            </text:list-item>
          </text:list>
        </text:list-item>
      </text:list>
      <text:p text:style-name="P8">&lt;Stellen Sie hier zwei mögliche Investitionen dar, die Ihr Unternehmen durchführen könnte.&gt;</text:p>
      <text:p text:style-name="P8"/>
      <text:list xml:id="list34564718" text:continue-numbering="true" text:style-name="WWNum1">
        <text:list-item>
          <text:list>
            <text:list-item>
              <text:p text:style-name="P9"><text:bookmark-start text:name="_Toc343247900"/><text:span text:style-name="T2">Statisches Investitionsrechnungsverfahren: &lt;Ihr gewähltes Verfahren&gt;</text:span><text:bookmark-end text:name="_Toc343247900"/></text:p>
            </text:list-item>
          </text:list>
        </text:list-item>
      </text:list>
      <text:p text:style-name="P8">&lt;Führen Sie hier die Investitionsrechnung für das von Ihnen gewählte statische Verfahren durch.&gt;</text:p>
      <text:p text:style-name="P10"/>
      <text:list xml:id="list34568529" text:continue-numbering="true" text:style-name="WWNum1">
        <text:list-item>
          <text:list>
            <text:list-item>
              <text:p text:style-name="P9"><text:bookmark-start text:name="_Toc343247901"/><text:span text:style-name="T2">Dynamisches Investitionsrechnungsverfahren: &lt;Ihr gewähltes Verfahren&gt;</text:span><text:bookmark-end text:name="_Toc343247901"/></text:p>
            </text:list-item>
          </text:list>
        </text:list-item>
      </text:list>
      <text:p text:style-name="P8">&lt;Führen Sie hier die Investitionsrechnung für das von Ihnen gewählte dynamische Verfahren durch.&gt;</text:p>
      <text:p text:style-name="P10"/>
      <text:list xml:id="list34565379" text:continue-numbering="true" text:style-name="WWNum1">
        <text:list-item>
          <text:list>
            <text:list-item>
              <text:p text:style-name="P9"><text:bookmark-start text:name="_Toc343247902"/><text:span text:style-name="T2">Investitionsentscheidung</text:span><text:bookmark-end text:name="_Toc343247902"/></text:p>
            </text:list-item>
          </text:list>
        </text:list-item>
      </text:list>
      <text:p text:style-name="P8">&lt;Vergleichen Sie hier die Ergebnisse der beiden Investitionsrechnungsverfahren kritisch, treffen Sie eine Entscheidung für eine der beiden Investitionsalternativen und begründen Sie Ihre Wahl.&gt;</text:p>
      <text:p text:style-name="Standard"/>
      <text:p text:style-name="P13"><text:bookmark-start text:name="_Toc343247903"/><text:span text:style-name="T9">Eidesstattliche Erklärung</text:span><text:bookmark-end text:name="_Toc343247903"/></text:p>
      <text:p text:style-name="Default"/>
      <text:p text:style-name="P8"><text:span text:style-name="T10">Hiermit versichere ich/versichern wir, dass ich/wir diese Ausarbeitung <text:s/>selbstständig verfasst und keine anderen als die angegebenen Quellen und Hilfsmittel benutzt habe/n, alle Ausführungen, die anderen Schriften wörtlich oder sinngemäß entnommen wurden, kenntlich gemacht sind und die Arbeit in gleicher oder ähnlicher Fassung noch nicht Bestandteil einer Studien- oder Prüfungsleistung war.</text:span></text:p>
      <text:p text:style-name="P11"/>
      <text:p text:style-name="P12"/>
      <text:p text:style-name="P12"/>
      <text:p text:style-name="P8"><text:span text:style-name="T11">&lt;Datum und Unterschriften aller</text:span><text:bookmark text:name="_GoBack"/><text:span text:style-name="T11"> Teammitglieder&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1" svg:font-family="Arial, Helvetica, sans-serif"/>
    <style:font-face style:name="Calaibri" svg:font-family="Calaibri"/>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F" svg:font-family="" style:font-family-generic="system"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SimSun" style:font-size-asian="11pt" style:language-asian="en" style:country-asian="US" style:font-name-complex="Calibri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master-page-name="">
      <style:paragraph-properties fo:margin-top="0.847cm" fo:margin-bottom="0cm" fo:keep-together="always" style:page-number="auto" fo:keep-with-next="always"/>
      <style:text-properties fo:color="#000000" style:font-name="Calibri1" fo:font-size="14pt" fo:font-weight="bold" style:font-size-asian="14pt" style:font-weight-asian="bold" style:font-name-complex="F" style:font-size-complex="14pt" style:font-weight-complex="bold"/>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 style:family="paragraph" style:default-outline-level="">
      <style:paragraph-properties fo:margin-top="0cm" fo:margin-bottom="0cm" fo:line-height="100%" fo:orphans="2" fo:widows="2" style:writing-mode="lr-tb"/>
      <style:text-properties fo:color="#000000" style:font-name="Times New Roman" fo:font-size="12pt" style:font-size-asian="12pt" style:font-name-complex="Times New Roman1" style:font-size-complex="12pt"/>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language-asian="de" style:country-asian="DE"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2pt" fo:font-weight="bold" style:font-size-asian="12pt" style:font-weight-asian="bold" style:font-size-complex="12pt"/>
    </style:style>
    <style:style style:name="ListLabel_20_2" style:display-name="ListLabel 2" style:family="text">
      <style:text-properties fo:font-size="12pt"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A">
        <style:list-level-properties text:list-level-position-and-space-mode="label-alignment">
          <style:list-level-label-alignment text:label-followed-by="listtab" text:list-tab-stop-position="2.032cm" fo:text-indent="-0.762cm" fo:margin-left="2.032cm"/>
        </style:list-level-properties>
      </text:outline-level-style>
      <text:outline-level-style text:level="2" text:style-name="Numbering_20_Symbols" style:num-prefix=" " style:num-suffix="." style:num-format="I">
        <style:list-level-properties text:list-level-position-and-space-mode="label-alignment">
          <style:list-level-label-alignment text:label-followed-by="listtab" text:list-tab-stop-position="2.286cm" fo:text-indent="-1.016cm" fo:margin-left="2.28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2.54cm" fo:text-indent="-1.27cm" fo:margin-left="2.54cm"/>
        </style:list-level-properties>
      </text:outline-level-style>
      <text:outline-level-style text:level="4" text:style-name="Numbering_20_Symbols" style:num-prefix=" " style:num-suffix="." style:num-format="i">
        <style:list-level-properties text:list-level-position-and-space-mode="label-alignment">
          <style:list-level-label-alignment text:label-followed-by="listtab" text:list-tab-stop-position="2.794cm" fo:text-indent="-1.524cm" fo:margin-left="2.794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font-size="12pt" style:font-size-asian="12pt" style:font-name-complex="F" style:font-size-complex="12pt"/>
    </style:style>
    <style:style style:name="MT2" style:family="text">
      <style:text-properties fo:font-size="10pt" style:font-size-asian="10pt" style:font-name-complex="F" style:font-size-complex="10pt" style:font-weight-complex="bol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t;GLO-Track&gt; in &lt;Daimler Konzern&gt;</text:span></text:p>
        <text:p text:style-name="Header"><text:span text:style-name="MT2">BGL (1UIB) SS13</text:span></text:p>
      </style:header>
      <style:footer>
        <text:p text:style-name="MP2"><text:page-number text:select-page="current">2</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th</meta:initial-creator>
    <meta:editing-cycles>4</meta:editing-cycles>
    <meta:creation-date>2013-04-07T12:03:00</meta:creation-date>
    <dc:date>2013-06-05T14:41:32.18</dc:date>
    <meta:editing-duration>P0D</meta:editing-duration>
    <meta:generator>OpenOffice.org/3.4.1$Win32 OpenOffice.org_project/341m1$Build-9593</meta:generator>
    <meta:document-statistic meta:table-count="0" meta:image-count="0" meta:object-count="0" meta:page-count="11" meta:paragraph-count="90" meta:word-count="697" meta:character-count="579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